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de <text:a xlink:type="simple" xlink:href="https://www.gnu.org/software/gsl/doc/html/eigen.html#examples" text:style-name="Internet_20_link" text:visited-style-name="Visited_20_Internet_20_Link">https://www.gnu.org/software/gsl/doc/html/eigen.html#examples</text:a></text:p>
      <text:p text:style-name="Standard"/>
      <text:p text:style-name="Standard">Calcula los valores propios de la matriz indicada.</text:p>
      <text:p text:style-name="Standard"/>
      <text:p text:style-name="Standard">La salida del programa es la siguiente:</text:p>
      <text:p text:style-name="Standard"/>
      <text:p text:style-name="Standard"><text:tab/><text:tab/>eigenvalue = 9.67023e-05</text:p>
      <text:p text:style-name="Standard"><text:tab/><text:tab/>eigenvector = </text:p>
      <text:p text:style-name="Standard"><text:tab/><text:tab/>-0.0291933</text:p>
      <text:p text:style-name="Standard"><text:tab/><text:tab/>0.328712</text:p>
      <text:p text:style-name="Standard"><text:tab/><text:tab/>-0.791411</text:p>
      <text:p text:style-name="Standard"><text:tab/><text:tab/>0.514553</text:p>
      <text:p text:style-name="Standard"><text:tab/><text:tab/>eigenvalue = 0.00673827</text:p>
      <text:p text:style-name="Standard"><text:tab/><text:tab/>eigenvector = </text:p>
      <text:p text:style-name="Standard"><text:tab/><text:tab/>-0.179186</text:p>
      <text:p text:style-name="Standard"><text:tab/><text:tab/>0.741918</text:p>
      <text:p text:style-name="Standard"><text:tab/><text:tab/>-0.100228</text:p>
      <text:p text:style-name="Standard"><text:tab/><text:tab/>-0.638283</text:p>
      <text:p text:style-name="Standard"><text:tab/><text:tab/>eigenvalue = 0.169141</text:p>
      <text:p text:style-name="Standard"><text:tab/><text:tab/>eigenvector = </text:p>
      <text:p text:style-name="Standard"><text:tab/><text:tab/>0.582076</text:p>
      <text:p text:style-name="Standard"><text:tab/><text:tab/>-0.370502</text:p>
      <text:p text:style-name="Standard"><text:tab/><text:tab/>-0.509579</text:p>
      <text:p text:style-name="Standard"><text:tab/><text:tab/>-0.514048</text:p>
      <text:p text:style-name="Standard"><text:tab/><text:tab/>eigenvalue = 1.50021</text:p>
      <text:p text:style-name="Standard"><text:tab/><text:tab/>eigenvector = </text:p>
      <text:p text:style-name="Standard"><text:tab/><text:tab/>0.792608</text:p>
      <text:p text:style-name="Standard"><text:tab/><text:tab/>0.451923</text:p>
      <text:p text:style-name="Standard"><text:tab/><text:tab/>0.322416</text:p>
      <text:p text:style-name="Standard"><text:tab/><text:tab/>0.25216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2:22.670523412</dc:date>
    <meta:editing-duration>PT13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27" meta:word-count="54" meta:character-count="490" meta:non-whitespace-character-count="411"/>
  </office:meta>
</office:document-meta>
</file>